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nux Biolinum O" svg:font-family="'Linux Biolinum O'" style:font-pitch="variable"/>
    <style:font-face style:name="Linux Libertine Mono O" svg:font-family="'Linux Libertine Mono O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8.128cm" fo:min-width="8.457cm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top" draw:auto-grow-height="false" fo:min-height="4.656cm" fo:min-width="7.013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55cm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471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1.39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471cm"/>
    </style:style>
    <style:style style:name="gr8" style:family="graphic" style:parent-style-name="standard">
      <style:graphic-properties draw:stroke="dash" draw:stroke-dash="Fine_20_Dashed" svg:stroke-color="#000000" draw:fill="solid" draw:fill-color="#ffffff" draw:textarea-horizontal-align="left" draw:auto-grow-height="true" draw:auto-grow-width="false" fo:min-height="1.11cm" fo:min-width="3.609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solid" draw:fill-color="#ffffff" draw:auto-grow-height="true" draw:auto-grow-width="false" fo:max-height="0cm" fo:min-height="2.00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svg:stroke-color="#000000" draw:fill="solid" draw:fill-color="#ffffff" draw:textarea-horizontal-align="left" draw:auto-grow-height="true" draw:auto-grow-width="false" fo:min-height="7.777cm" fo:min-width="4.087cm"/>
    </style:style>
    <style:style style:name="gr15" style:family="graphic" style:parent-style-name="standard">
      <style:graphic-properties draw:stroke="solid" draw:stroke-dash="_32__20_Dots_20_1_20_Dash" svg:stroke-color="#ff0000" draw:fill="solid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style:font-name="Linux Biolinum O" fo:font-size="9.80000019073486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font-name="Linux Biolinum O"/>
    </style:style>
    <style:style style:name="P4" style:family="paragraph">
      <style:paragraph-properties fo:text-align="start"/>
      <style:text-properties style:font-name="Linux Biolinum O" fo:font-size="10pt" style:font-name-asian="Liberation Mono" style:font-size-asian="10pt" style:font-name-complex="Liberation Mono" style:font-size-complex="10pt"/>
    </style:style>
    <style:style style:name="P5" style:family="paragraph">
      <style:paragraph-properties fo:text-align="start"/>
      <style:text-properties style:font-name="Linux Biolinum O" fo:font-size="13pt" style:font-size-asian="13pt" style:font-size-complex="13pt"/>
    </style:style>
    <style:style style:name="P6" style:family="paragraph">
      <style:paragraph-properties fo:text-align="center"/>
      <style:text-properties style:font-name="Linux Biolinum O" fo:font-size="13.5pt"/>
    </style:style>
    <style:style style:name="P7" style:family="paragraph">
      <style:text-properties style:font-name="Linux Libertine Mono O"/>
    </style:style>
    <style:style style:name="P8" style:family="paragraph">
      <loext:graphic-properties draw:fill="solid" draw:fill-color="#ffffff"/>
      <style:paragraph-properties fo:text-align="center"/>
      <style:text-properties style:font-name="Linux Biolinum O" fo:font-size="13.5pt"/>
    </style:style>
    <style:style style:name="P9" style:family="paragraph">
      <style:paragraph-properties fo:text-align="center"/>
      <style:text-properties style:font-name="Linux Biolinum O" fo:font-size="13.5pt" fo:font-weight="normal" style:font-weight-asian="normal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style:font-name="Linux Biolinum O" fo:font-size="13.5pt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style:font-name="Linux Biolinum O" fo:font-size="13.5pt"/>
    </style:style>
    <style:style style:name="P12" style:family="paragraph">
      <style:paragraph-properties fo:text-align="start"/>
      <style:text-properties style:font-name="Linux Biolinum O" fo:font-size="11pt" style:font-size-asian="11pt" style:font-size-complex="11pt"/>
    </style:style>
    <style:style style:name="P13" style:family="paragraph">
      <loext:graphic-properties draw:fill="solid" draw:fill-color="#ffffff"/>
      <style:paragraph-properties fo:text-align="start"/>
      <style:text-properties style:font-name="Linux Biolinum O" fo:font-size="11pt" style:font-size-asian="11pt" style:font-size-complex="11pt"/>
    </style:style>
    <style:style style:name="P14" style:family="paragraph">
      <style:text-properties style:font-name="Linux Biolinum O" fo:font-size="11pt" style:font-size-asian="11pt" style:font-size-complex="11pt"/>
    </style:style>
    <style:style style:name="P15" style:family="paragraph">
      <loext:graphic-properties draw:fill="solid" draw:fill-color="#ffffff"/>
      <style:text-properties style:font-name="Linux Biolinum O" fo:font-size="11pt" style:font-size-asian="11pt" style:font-size-complex="11pt"/>
    </style:style>
    <style:style style:name="P16" style:family="paragraph">
      <style:text-properties fo:color="#ff0000" style:font-name="Linux Biolinum O"/>
    </style:style>
    <style:style style:name="P17" style:family="paragraph">
      <loext:graphic-properties draw:fill="solid" draw:fill-color="#ffffff"/>
      <style:text-properties fo:color="#ff0000" style:font-name="Linux Biolinum O"/>
    </style:style>
    <style:style style:name="P18" style:family="paragraph">
      <style:paragraph-properties fo:text-align="start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style:text-properties fo:color="#999999" style:font-name="Linux Biolinum O" fo:text-shadow="1pt 1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999999" style:font-name="Linux Biolinum O" fo:text-shadow="1pt 1pt" fo:font-weight="bold" style:font-weight-asian="bold" style:font-weight-complex="bold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center"/>
      <style:text-properties style:font-name="Linux Biolinum O" fo:font-weight="bold" style:font-weight-asian="bold" style:font-weight-complex="bold"/>
    </style:style>
    <style:style style:name="P24" style:family="paragraph">
      <style:text-properties style:font-name="Linux Libertine Mono O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="none" draw:fill-color="#ffffff"/>
      <style:text-properties style:font-name="Linux Libertine Mono O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nux Biolinum O" fo:font-size="13pt" style:font-size-asian="13pt" style:font-size-complex="13pt"/>
    </style:style>
    <style:style style:name="T2" style:family="text">
      <style:text-properties style:font-name="Linux Biolinum O" fo:font-size="11pt" style:font-size-asian="11pt" style:font-size-complex="11pt"/>
    </style:style>
    <style:style style:name="T3" style:family="text">
      <style:text-properties style:font-name="Linux Biolinum O"/>
    </style:style>
    <style:style style:name="T4" style:family="text">
      <style:text-properties style:font-name="Linux Libertine Mono O" fo:font-size="9pt" style:font-size-asian="9pt" style:font-size-complex="9pt"/>
    </style:style>
    <style:style style:name="T5" style:family="text">
      <style:text-properties style:font-name="Linux Biolinum O" fo:font-weight="normal" style:font-weight-asian="normal" style:font-weight-complex="normal"/>
    </style:style>
    <style:style style:name="T6" style:family="text">
      <style:text-properties style:font-name="Linux Biolinum O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ff00ff" style:font-name="Linux Biolinum O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ff00ff" style:font-name="Linux Biolinum O" fo:font-size="11pt" style:font-size-asian="11pt" style:font-size-complex="11pt"/>
    </style:style>
    <style:style style:name="T9" style:family="text">
      <style:text-properties style:font-name="Linux Biolinum O" fo:font-size="11pt" fo:font-style="normal" style:font-size-asian="11pt" style:font-style-asian="normal" style:font-size-complex="11pt" style:font-style-complex="normal"/>
    </style:style>
    <style:style style:name="T10" style:family="text">
      <style:text-properties fo:color="#ff0000" style:font-name="Linux Biolinum O"/>
    </style:style>
    <style:style style:name="T11" style:family="text">
      <style:text-properties fo:color="#999999" fo:text-shadow="1pt 1pt"/>
    </style:style>
    <style:style style:name="T12" style:family="text">
      <style:text-properties style:font-name="Linux Libertine Mono O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3" draw:id="id13" draw:layer="layout" svg:width="8.957cm" svg:height="8.378cm" svg:x="0cm" svg:y="2.804cm">
          <text:p text:style-name="P1"><text:span text:style-name="T1">functions.js:</text:span></text:p>
          <text:p text:style-name="P1"><text:span text:style-name="T2">loadQueryMap() {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}</text:span></text:p>
          <text:p text:style-name="P1"><text:span text:style-name="T2">LoadResults() {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}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21.952cm" svg:y1="2.558cm" svg:x2="8.423cm" svg:y2="7.312cm" draw:start-shape="id1" draw:start-glue-point="2" draw:end-shape="id2" draw:end-glue-point="1" svg:d="M21952 2558c0 3170-4509 4754-13529 4754" svg:viewBox="0 0 13530 4755">
          <text:p/>
        </draw:connector>
        <draw:custom-shape draw:style-name="gr3" draw:text-style-name="P5" xml:id="id14" draw:id="id14" draw:layer="layout" svg:width="7.513cm" svg:height="4.906cm" svg:x="20.163cm" svg:y="5.542cm">
          <text:p text:style-name="P3"><text:span text:style-name="T1">map_functions.js:</text:span></text:p>
          <text:p text:style-name="P4"><text:span text:style-name="T2">OpenLayers.Layer.WMS()</text:span></text:p>
          <text:p text:style-name="P4"><text:span text:style-name="T2">queryLayers[i].redraw()</text:span></text:p>
          <draw:enhanced-geometry svg:viewBox="0 0 21600 21600" draw:type="rectangle" draw:enhanced-path="M 0 0 L 21600 0 21600 21600 0 21600 0 0 Z N"/>
        </draw:custom-shape>
        <draw:frame draw:style-name="gr4" draw:text-style-name="P8" xml:id="id3" draw:id="id3" draw:layer="layout" svg:width="6.87cm" svg:height="1.615cm" svg:x="1.53cm" svg:y="3.968cm">
          <draw:text-box>
            <text:p text:style-name="P6"><text:span text:style-name="T3">query_builder.php</text:span></text:p>
            <text:p text:style-name="P6"><text:span text:style-name="T2">Create SQL WHERE string:</text:span></text:p>
            <text:p text:style-name="P7"><text:span text:style-name="T4">$_SESSION['query_build_string']</text:span></text:p>
          </draw:text-box>
        </draw:frame>
        <draw:frame draw:style-name="gr5" draw:text-style-name="P8" xml:id="id5" draw:id="id5" draw:layer="layout" svg:width="6.87cm" svg:height="1.247cm" svg:x="2.834cm" svg:y="12.572cm">
          <draw:text-box>
            <text:p text:style-name="P6"><text:span text:style-name="T3">results_builder.php</text:span></text:p>
            <text:p text:style-name="P6"><text:span text:style-name="T2">Read results from temporary_tables</text:span></text:p>
          </draw:text-box>
        </draw:frame>
        <draw:frame draw:style-name="gr6" draw:text-style-name="P10" xml:id="id8" draw:id="id8" draw:layer="layout" svg:width="7.074cm" svg:height="1.696cm" svg:x="20.336cm" svg:y="8.393cm">
          <draw:text-box>
            <text:p text:style-name="P9"><text:span text:style-name="T5">proxy.php</text:span></text:p>
            <text:p text:style-name="P9"><text:span text:style-name="T6">Call </text:span><text:span text:style-name="T7">assemble_query()</text:span><text:span text:style-name="T6"> to </text:span><text:span text:style-name="T6">create the SQL query </text:span><text:span text:style-name="T6">string for </text:span><text:span text:style-name="T6">MAPSERVER</text:span></text:p>
          </draw:text-box>
        </draw:frame>
        <draw:frame draw:style-name="gr5" draw:text-style-name="P8" xml:id="id11" draw:id="id11" draw:layer="layout" svg:width="6.87cm" svg:height="0.798cm" svg:x="10.222cm" svg:y="0.173cm">
          <draw:text-box>
            <text:p text:style-name="P6"><text:span text:style-name="T3">HTML MAP query</text:span></text:p>
          </draw:text-box>
        </draw:frame>
        <draw:frame draw:style-name="gr5" draw:text-style-name="P8" xml:id="id12" draw:id="id12" draw:layer="layout" svg:width="6.87cm" svg:height="0.798cm" svg:x="1.723cm" svg:y="0.181cm">
          <draw:text-box>
            <text:p text:style-name="P6"><text:span text:style-name="T3">HTML text query</text:span></text:p>
          </draw:text-box>
        </draw:frame>
        <draw:frame draw:style-name="gr7" draw:text-style-name="P11" xml:id="id9" draw:id="id9" draw:layer="layout" svg:width="6.87cm" svg:height="0.798cm" svg:x="16.92cm" svg:y="14.854cm">
          <draw:text-box>
            <text:p text:style-name="P6"><text:span text:style-name="T3">MAP image output</text:span></text:p>
          </draw:text-box>
        </draw:frame>
        <draw:frame draw:style-name="gr8" draw:text-style-name="P13" xml:id="id4" draw:id="id4" draw:layer="layout" svg:width="5.277cm" svg:height="1.598cm" svg:x="12.336cm" svg:y="3.231cm">
          <draw:text-box>
            <text:p text:style-name="P12"><text:span text:style-name="T2">module </text:span><text:span text:style-name="T2">(processing </text:span><text:span text:style-name="T2">qids_*)</text:span><text:span text:style-name="T2">:</text:span></text:p>
            <text:list text:style-name="L1">
              <text:list-item>
                <text:p text:style-name="P12"><text:span text:style-name="T2">query_builder</text:span></text:p>
              </text:list-item>
            </text:list>
            <text:p text:style-name="P12"><text:span text:style-name="T2"><text:tab/></text:span></text:p>
          </draw:text-box>
        </draw:frame>
        <draw:connector draw:style-name="gr9" draw:text-style-name="P2" draw:layer="layout" draw:type="curve" svg:x1="8.4cm" svg:y1="4.775cm" svg:x2="12.336cm" svg:y2="4.03cm" draw:start-shape="id3" draw:start-glue-point="1" draw:end-shape="id4" svg:d="M8400 4775c2952 0 984-745 3936-745" svg:viewBox="0 0 3937 746">
          <text:p/>
        </draw:connector>
        <draw:connector draw:style-name="gr9" draw:text-style-name="P2" draw:layer="layout" draw:type="curve" draw:line-skew="0.212cm -0.75cm" svg:x1="14.974cm" svg:y1="4.829cm" svg:x2="8.4cm" svg:y2="4.775cm" draw:start-shape="id4" draw:start-glue-point="2" draw:end-shape="id3" draw:end-glue-point="1" svg:d="M14974 4829c0 1069-2678 892-3865 611s-882-665-2709-665" svg:viewBox="0 0 6575 880">
          <text:p/>
        </draw:connector>
        <draw:frame draw:style-name="gr10" draw:text-style-name="P8" xml:id="id2" draw:id="id2" draw:layer="layout" svg:width="6.87cm" svg:height="2.257cm" svg:x="1.553cm" svg:y="6.184cm">
          <draw:text-box>
            <text:p text:style-name="P6"><text:span text:style-name="T3">results_query.php</text:span></text:p>
            <text:p text:style-name="P6"><text:span text:style-name="T2">Call </text:span><text:span text:style-name="T8">assemble_query()</text:span><text:span text:style-name="T2"> to </text:span><text:span text:style-name="T2">create the whole </text:span><text:span text:style-name="T2">SQL query string</text:span></text:p>
            <text:p text:style-name="P6"><text:span text:style-name="T2">Create </text:span><text:span text:style-name="T2">temporary_tables</text:span></text:p>
          </draw:text-box>
        </draw:frame>
        <draw:connector draw:style-name="gr11" draw:text-style-name="P2" draw:layer="layout" draw:type="curve" svg:x1="6.269cm" svg:y1="13.819cm" svg:x2="9.761cm" svg:y2="15.252cm" draw:start-shape="id5" draw:start-glue-point="2" draw:end-shape="id6" draw:end-glue-point="3" svg:d="M6269 13819c0 956 1164 1433 3492 1433" svg:viewBox="0 0 3493 1434">
          <text:p/>
        </draw:connector>
        <draw:frame draw:style-name="gr4" draw:text-style-name="P8" xml:id="id7" draw:id="id7" draw:layer="layout" svg:width="6.87cm" svg:height="1.247cm" svg:x="1.591cm" svg:y="9.379cm">
          <draw:text-box>
            <text:p text:style-name="P6"><text:span text:style-name="T3">wfs_show_results.php</text:span></text:p>
            <text:p text:style-name="P6"><text:span text:style-name="T2">Initialize results parameters</text:span></text:p>
          </draw:text-box>
        </draw:frame>
        <draw:connector draw:style-name="gr11" draw:text-style-name="P2" draw:layer="layout" draw:type="curve" svg:x1="5.026cm" svg:y1="10.626cm" svg:x2="6.269cm" svg:y2="12.572cm" draw:start-shape="id7" draw:start-glue-point="2" draw:end-shape="id5" draw:end-glue-point="0" svg:d="M5026 10626c0 1459 1243 487 1243 1946" svg:viewBox="0 0 1244 1947">
          <text:p/>
        </draw:connector>
        <draw:connector draw:style-name="gr11" draw:text-style-name="P2" draw:layer="layout" draw:type="curve" svg:x1="23.873cm" svg:y1="10.089cm" svg:x2="20.355cm" svg:y2="14.854cm" draw:start-shape="id8" draw:start-glue-point="2" draw:end-shape="id9" draw:end-glue-point="0" svg:d="M23873 10089c0 3574-3518 1192-3518 4765" svg:viewBox="0 0 3519 4766">
          <text:p/>
        </draw:connector>
        <draw:connector draw:style-name="gr9" draw:text-style-name="P2" draw:layer="layout" draw:type="curve" svg:x1="9.704cm" svg:y1="13.195cm" svg:x2="12.464cm" svg:y2="9.838cm" draw:start-shape="id5" draw:start-glue-point="1" draw:end-shape="id10" draw:end-glue-point="3" svg:d="M9704 13195c2070 0 690-3357 2760-3357" svg:viewBox="0 0 2761 3358">
          <text:p/>
        </draw:connector>
        <draw:connector draw:style-name="gr9" draw:text-style-name="P2" draw:layer="layout" draw:type="curve" svg:x1="15.048cm" svg:y1="13.852cm" svg:x2="9.704cm" svg:y2="13.195cm" draw:start-shape="id10" draw:start-glue-point="2" draw:end-shape="id5" draw:end-glue-point="1" svg:d="M15048 13852c0 751-1982 626-2801 274s-473-931-2543-931" svg:viewBox="0 0 5345 1211">
          <text:p/>
        </draw:connector>
        <draw:connector draw:style-name="gr11" draw:text-style-name="P2" draw:layer="layout" draw:type="curve" svg:x1="13.657cm" svg:y1="0.971cm" svg:x2="4.965cm" svg:y2="3.968cm" draw:start-shape="id11" draw:start-glue-point="2" draw:end-shape="id3" svg:d="M13657 971c0 2248-8692 750-8692 2997" svg:viewBox="0 0 8693 2998">
          <text:p/>
        </draw:connector>
        <draw:connector draw:style-name="gr12" draw:text-style-name="P2" draw:layer="layout" draw:type="curve" svg:x1="5.158cm" svg:y1="0.979cm" svg:x2="4.965cm" svg:y2="3.968cm" draw:start-shape="id12" draw:start-glue-point="2" draw:end-shape="id3" draw:end-glue-point="0" svg:d="M5158 979c0 2242-193 748-193 2989" svg:viewBox="0 0 194 2990">
          <text:p/>
        </draw:connector>
        <draw:connector draw:style-name="gr13" draw:text-style-name="P2" draw:layer="layout" draw:type="curve" svg:x1="8.957cm" svg:y1="6.993cm" svg:x2="20.163cm" svg:y2="7.995cm" draw:start-shape="id13" draw:start-glue-point="1" draw:end-shape="id14" draw:end-glue-point="3" svg:d="M8957 6993c8403 0 2800 1002 11206 1002" svg:viewBox="0 0 11207 1003">
          <text:p/>
        </draw:connector>
        <draw:frame draw:style-name="gr14" draw:text-style-name="P15" xml:id="id10" draw:id="id10" draw:layer="layout" svg:width="5.169cm" svg:height="8.027cm" svg:x="12.464cm" svg:y="5.825cm">
          <draw:text-box>
            <text:p text:style-name="P14"><text:span text:style-name="T2">modules (</text:span><text:span text:style-name="T9">formatting results</text:span><text:span text:style-name="T2">):</text:span></text:p>
            <text:list text:style-name="L1">
              <text:list-item>
                <text:p text:style-name="P14"><text:span text:style-name="T2">results_summary</text:span></text:p>
              </text:list-item>
              <text:list-item>
                <text:p text:style-name="P14"><text:span text:style-name="T2">results_specieslist</text:span></text:p>
              </text:list-item>
              <text:list-item>
                <text:p text:style-name="P14"><text:span text:style-name="T2">results_buttons</text:span></text:p>
              </text:list-item>
              <text:list-item>
                <text:p text:style-name="P14"><text:span text:style-name="T9">allowed_columns</text:span></text:p>
              </text:list-item>
              <text:list-item>
                <text:p text:style-name="P14"><text:span text:style-name="T2">rolltable</text:span></text:p>
              </text:list-item>
              <text:list-item>
                <text:p text:style-name="P14"><text:span text:style-name="T2">results_asTable</text:span></text:p>
              </text:list-item>
              <text:list-item>
                <text:p text:style-name="P14"><text:span text:style-name="T2">results_listSlide</text:span></text:p>
              </text:list-item>
              <text:list-item>
                <text:p text:style-name="P14"><text:span text:style-name="T2">results_asCSV</text:span></text:p>
              </text:list-item>
              <text:list-item>
                <text:p text:style-name="P14"><text:span text:style-name="T2">results_asGPX</text:span></text:p>
              </text:list-item>
              <text:list-item>
                <text:p text:style-name="P14"><text:span text:style-name="T2">results_asList</text:span></text:p>
              </text:list-item>
              <text:list-item>
                <text:p text:style-name="P14"><text:span text:style-name="T2">results_asStable</text:span></text:p>
              </text:list-item>
              <text:list-item>
                <text:p text:style-name="P14"><text:span text:style-name="T9">restricted_data</text:span></text:p>
              </text:list-item>
              <text:list-item>
                <text:p text:style-name="P14"><text:span text:style-name="T9">transform_geometry</text:span></text:p>
              </text:list-item>
              <text:list-item>
                <text:p text:style-name="P14"><text:span text:style-name="T9">additional_columns</text:span></text:p>
              </text:list-item>
              <text:list-item>
                <text:p text:style-name="P14"><text:span text:style-name="T9">join_tables</text:span></text:p>
              </text:list-item>
            </text:list>
          </draw:text-box>
        </draw:frame>
        <draw:frame draw:style-name="gr15" draw:text-style-name="P17" xml:id="id1" draw:id="id1" draw:layer="layout" svg:width="6.784cm" svg:height="0.98cm" svg:x="18.56cm" svg:y="1.578cm">
          <draw:text-box>
            <text:p text:style-name="P16"><text:span text:style-name="T10">stored SQL base queries</text:span></text:p>
          </draw:text-box>
        </draw:frame>
        <draw:connector draw:style-name="gr2" draw:text-style-name="P2" draw:layer="layout" draw:type="curve" svg:x1="21.952cm" svg:y1="2.558cm" svg:x2="23.873cm" svg:y2="8.393cm" draw:start-shape="id1" draw:start-glue-point="2" draw:end-shape="id8" draw:end-glue-point="0" svg:d="M21952 2558c0 4377 1921 1460 1921 5835" svg:viewBox="0 0 1922 5836">
          <text:p/>
        </draw:connector>
        <draw:frame draw:style-name="gr5" draw:text-style-name="P8" xml:id="id6" draw:id="id6" draw:layer="layout" svg:width="6.87cm" svg:height="0.798cm" svg:x="9.761cm" svg:y="14.853cm">
          <draw:text-box>
            <text:p text:style-name="P6"><text:span text:style-name="T3">HTML text </text:span><text:span text:style-name="T3">output</text:span></text:p>
          </draw:text-box>
        </draw:frame>
        <draw:frame draw:style-name="gr16" draw:text-style-name="P19" draw:layer="layout" svg:width="3.987cm" svg:height="1.723cm" svg:x="4.965cm" svg:y="0.954cm">
          <draw:text-box>
            <text:p text:style-name="P18"><text:span text:style-name="T4">POST:</text:span><text:span text:style-name="T4"><text:tab/></text:span><text:span text:style-name="T4">qids_*</text:span></text:p>
            <text:p text:style-name="P18"><text:span text:style-name="T4"><text:tab/></text:span><text:span text:style-name="T4">trgm_string</text:span></text:p>
            <text:p text:style-name="P18"><text:span text:style-name="T4"><text:tab/></text:span><text:span text:style-name="T4">allmatch</text:span></text:p>
            <text:p text:style-name="P18"><text:span text:style-name="T4"><text:tab/></text:span><text:span text:style-name="T4">onematch</text:span></text:p>
          </draw:text-box>
        </draw:frame>
        <draw:frame draw:style-name="gr16" draw:text-style-name="P21" draw:layer="layout" svg:width="10.167cm" svg:height="0.98cm" svg:x="17.173cm" svg:y="0cm">
          <draw:text-box>
            <text:p text:style-name="P20"><text:span text:style-name="T11">OpenBioMaps web query scheme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0" draw:text-style-name="P8" xml:id="id15" draw:id="id15" draw:layer="layout" svg:width="6.87cm" svg:height="2.257cm" svg:x="1.553cm" svg:y="6.185cm">
          <draw:text-box>
            <text:p text:style-name="P6"><text:span text:style-name="T3">common_pg_funcs.php</text:span></text:p>
            <text:p text:style-name="P6"><text:span text:style-name="T8">assemble_query()</text:span></text:p>
          </draw:text-box>
        </draw:frame>
        <draw:frame draw:style-name="gr8" draw:text-style-name="P13" xml:id="id16" draw:id="id16" draw:layer="layout" svg:width="5.277cm" svg:height="2.047cm" svg:x="12.337cm" svg:y="3.231cm">
          <draw:text-box>
            <text:p text:style-name="P12"><text:span text:style-name="T2">modules </text:span><text:span text:style-name="T2">()</text:span><text:span text:style-name="T2">:</text:span></text:p>
            <text:list text:style-name="L1">
              <text:list-item>
                <text:p text:style-name="P12"><text:span text:style-name="T2">transform_geometry</text:span></text:p>
              </text:list-item>
              <text:list-item>
                <text:p text:style-name="P12"><text:span text:style-name="T2">load_last_data</text:span></text:p>
              </text:list-item>
            </text:list>
            <text:p text:style-name="P12"><text:span text:style-name="T2"><text:tab/></text:span></text:p>
          </draw:text-box>
        </draw:frame>
        <draw:connector draw:style-name="gr9" draw:text-style-name="P23" draw:layer="layout" draw:type="curve" svg:x1="8.423cm" svg:y1="7.313cm" svg:x2="12.337cm" svg:y2="4.254cm" draw:start-shape="id15" draw:start-glue-point="1" draw:end-shape="id16" draw:end-glue-point="3" svg:d="M8423 7313c2935 0 979-3059 3914-3059" svg:viewBox="0 0 3915 3060">
          <text:p/>
        </draw:connector>
        <draw:connector draw:style-name="gr9" draw:text-style-name="P23" draw:layer="layout" draw:type="curve" svg:x1="14.975cm" svg:y1="5.278cm" svg:x2="8.423cm" svg:y2="7.313cm" draw:start-shape="id16" draw:start-glue-point="2" draw:end-shape="id15" svg:d="M14975 5278c0 1357-2184 2035-6552 2035" svg:viewBox="0 0 6553 2036">
          <text:p/>
        </draw:connector>
        <draw:frame draw:style-name="gr10" draw:text-style-name="P8" xml:id="id17" draw:id="id17" draw:layer="layout" svg:width="6.87cm" svg:height="2.257cm" svg:x="1.553cm" svg:y="10.667cm">
          <draw:text-box>
            <text:p text:style-name="P6"><text:span text:style-name="T3">interface.php</text:span></text:p>
            <text:p text:style-name="P6"><text:span text:style-name="T8">data_sheet_loader()</text:span></text:p>
            <text:p text:style-name="P6"><text:span text:style-name="T8">load_main_page()</text:span></text:p>
          </draw:text-box>
        </draw:frame>
        <draw:frame draw:style-name="gr8" draw:text-style-name="P13" xml:id="id18" draw:id="id18" draw:layer="layout" svg:width="5.277cm" svg:height="5.19cm" svg:x="12.473cm" svg:y="8.157cm">
          <draw:text-box>
            <text:p text:style-name="P12"><text:span text:style-name="T2">modules </text:span><text:span text:style-name="T2">(data_sheet_loader)</text:span><text:span text:style-name="T2">:</text:span></text:p>
            <text:list text:style-name="L1">
              <text:list-item>
                <text:p text:style-name="P12"><text:span text:style-name="T2">photos</text:span></text:p>
              </text:list-item>
              <text:list-item>
                <text:p text:style-name="P12"><text:span text:style-name="T2">bold_yellow</text:span></text:p>
              </text:list-item>
              <text:list-item>
                <text:p text:style-name="P12"><text:span text:style-name="T2">allowed_columns</text:span></text:p>
              </text:list-item>
            </text:list>
            <text:p text:style-name="P12"><text:span text:style-name="T2"/></text:p>
            <text:p text:style-name="P12"><text:span text:style-name="T2">modules (load_main_page):</text:span></text:p>
            <text:list text:continue-numbering="true" text:style-name="L1">
              <text:list-item>
                <text:p text:style-name="P12"><text:span text:style-name="T2">box_filter</text:span></text:p>
              </text:list-item>
              <text:list-item>
                <text:p text:style-name="P12"><text:span text:style-name="T2">box_load_selection</text:span></text:p>
              </text:list-item>
              <text:list-item>
                <text:p text:style-name="P12"><text:span text:style-name="T2">box_load_coord</text:span></text:p>
              </text:list-item>
              <text:list-item>
                <text:p text:style-name="P12"><text:span text:style-name="T2">box_load_last_data</text:span></text:p>
              </text:list-item>
              <text:list-item>
                <text:p text:style-name="P12"><text:span text:style-name="T2">box_custom</text:span><text:span text:style-name="T2"><text:tab/></text:span></text:p>
              </text:list-item>
            </text:list>
          </draw:text-box>
        </draw:frame>
        <draw:connector draw:style-name="gr9" draw:text-style-name="P23" draw:layer="layout" draw:type="curve" svg:x1="8.423cm" svg:y1="11.795cm" svg:x2="12.473cm" svg:y2="10.752cm" draw:start-shape="id17" draw:start-glue-point="1" draw:end-shape="id18" draw:end-glue-point="3" svg:d="M8423 11795c3037 0 1013-1043 4050-1043" svg:viewBox="0 0 4051 1044">
          <text:p/>
        </draw:connector>
        <draw:connector draw:style-name="gr9" draw:text-style-name="P23" draw:layer="layout" draw:type="curve" svg:x1="15.111cm" svg:y1="13.347cm" svg:x2="8.423cm" svg:y2="11.795cm" draw:start-shape="id18" draw:start-glue-point="2" draw:end-shape="id17" draw:end-glue-point="1" svg:d="M15111 13347c0 751-2332 627-3245 51s-406-1603-3443-1603" svg:viewBox="0 0 6689 2076">
          <text:p/>
        </draw:connector>
        <draw:frame draw:style-name="gr16" draw:text-style-name="P21" draw:layer="layout" svg:width="7.271cm" svg:height="0.98cm" svg:x="17.174cm" svg:y="0cm">
          <draw:text-box>
            <text:p text:style-name="P20"><text:span text:style-name="T11">additional module calls</text:span></text:p>
          </draw:text-box>
        </draw:frame>
        <draw:frame draw:style-name="gr18" draw:text-style-name="P25" draw:layer="layout" svg:width="5.65cm" svg:height="2.45cm" svg:x="22.35cm" svg:y="13.3cm">
          <draw:text-box>
            <text:p text:style-name="P24"><text:span text:style-name="T12">version: 1.0</text:span></text:p>
            <text:p text:style-name="P24"><text:span text:style-name="T12">by Miklós Bán</text:span></text:p>
            <text:p text:style-name="P24"><text:span text:style-name="T12">June 22, 2017</text:span></text:p>
            <text:p text:style-name="P24"><text:span text:style-name="T12">banm@vocs.unideb.hu</text:span></text:p>
          </draw:text-box>
        </draw:frame>
        <draw:frame draw:style-name="gr10" draw:text-style-name="P8" xml:id="id19" draw:id="id19" draw:layer="layout" svg:width="6.87cm" svg:height="2.257cm" svg:x="1.476cm" svg:y="1.744cm">
          <draw:text-box>
            <text:p text:style-name="P6"><text:span text:style-name="T3">profile.php</text:span></text:p>
            <text:p text:style-name="P6"><text:span text:style-name="T8">profile</text:span></text:p>
          </draw:text-box>
        </draw:frame>
        <draw:frame draw:style-name="gr8" draw:text-style-name="P13" xml:id="id20" draw:id="id20" draw:layer="layout" svg:width="5.277cm" svg:height="2.047cm" svg:x="10.156cm" svg:y="0.547cm">
          <draw:text-box>
            <text:p text:style-name="P12"><text:span text:style-name="T2">modules </text:span><text:span text:style-name="T2">(profile)</text:span><text:span text:style-name="T2">:</text:span></text:p>
            <text:list text:style-name="L1">
              <text:list-item>
                <text:p text:style-name="P12"><text:span text:style-name="T2">box_load_selection</text:span></text:p>
              </text:list-item>
              <text:list-item>
                <text:p text:style-name="P12"><text:span text:style-name="T2"/></text:p>
              </text:list-item>
            </text:list>
            <text:p text:style-name="P12"><text:span text:style-name="T2"><text:tab/></text:span></text:p>
          </draw:text-box>
        </draw:frame>
        <draw:connector draw:style-name="gr9" draw:text-style-name="P23" draw:layer="layout" draw:type="curve" svg:x1="8.346cm" svg:y1="2.872cm" svg:x2="10.156cm" svg:y2="1.57cm" draw:start-shape="id19" draw:start-glue-point="1" draw:end-shape="id20" svg:d="M8346 2872c1357 0 453-1302 1810-1302" svg:viewBox="0 0 1811 1303">
          <text:p/>
        </draw:connector>
        <draw:connector draw:style-name="gr9" draw:text-style-name="P23" draw:layer="layout" draw:type="curve" svg:x1="12.794cm" svg:y1="2.594cm" svg:x2="8.346cm" svg:y2="2.872cm" draw:start-shape="id20" draw:start-glue-point="2" draw:end-shape="id19" draw:end-glue-point="1" svg:d="M12794 2594c0 751-1772 625-2545 507s-546-229-1903-229" svg:viewBox="0 0 4449 597">
          <text:p/>
        </draw:connector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nux Biolinum O" svg:font-family="'Linux Biolinum O'" style:font-pitch="variable"/>
    <style:font-face style:name="Linux Libertine Mono O" svg:font-family="'Linux Libertine Mono O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ós Bán</meta:initial-creator>
    <meta:creation-date>2017-06-22T14:14:33.811007290</meta:creation-date>
    <dc:date>2017-06-22T19:05:59.385314972</dc:date>
    <dc:creator>Miklós Bán</dc:creator>
    <meta:editing-duration>PT3H18M6S</meta:editing-duration>
    <meta:editing-cycles>14</meta:editing-cycles>
    <meta:generator>LibreOffice/5.2.7.2$Linux_X86_64 LibreOffice_project/20m0$Build-2</meta:generator>
    <meta:document-statistic meta:object-count="67"/>
  </office:meta>
</office:document-meta>
</file>